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10645833333333cm" style:use-optimal-column-width="true"/>
    </style:style>
    <style:style style:name="co3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ce1"/>
        <table:table-column table:style-name="co1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800 LNER</text:p>
          </table:table-cell>
          <table:table-cell office:value-type="string" table:style-name="ce1">
            <text:p>800 GWR</text:p>
          </table:table-cell>
          <table:table-cell office:value-type="string" table:style-name="ce1">
            <text:p>800 LNER</text:p>
          </table:table-cell>
          <table:table-cell office:value-type="string" table:style-name="ce1">
            <text:p>800 GWR</text:p>
          </table:table-cell>
          <table:table-cell office:value-type="float" office:value="801" table:style-name="ce1">
            <text:p>801</text:p>
          </table:table-cell>
          <table:table-cell office:value-type="float" office:value="801" table:style-name="ce1">
            <text:p>801</text:p>
          </table:table-cell>
          <table:table-cell office:value-type="float" office:value="802" table:style-name="ce1">
            <text:p>802</text:p>
          </table:table-cell>
          <table:table-cell office:value-type="float" office:value="802" table:style-name="ce1">
            <text:p>802</text:p>
          </table:table-cell>
          <table:table-cell office:value-type="float" office:value="803" table:style-name="ce1">
            <text:p>803</text:p>
          </table:table-cell>
          <table:table-cell office:value-type="float" office:value="805" table:style-name="ce1">
            <text:p>805</text:p>
          </table:table-cell>
          <table:table-cell office:value-type="float" office:value="807" table:style-name="ce1">
            <text:p>807</text:p>
          </table:table-cell>
          <table:table-cell office:value-type="float" office:value="810" table:style-name="ce1">
            <text:p>810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lectric (now)</text:p>
          </table:table-cell>
          <table:table-cell office:value-type="float" office:value="3200" table:style-name="ce1">
            <text:p>320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5760" table:style-name="ce1">
            <text:p>5760</text:p>
          </table:table-cell>
          <table:table-cell office:value-type="float" office:value="4500" table:style-name="ce1">
            <text:p>4500</text:p>
          </table:table-cell>
          <table:table-cell office:value-type="float" office:value="5760" table:style-name="ce1">
            <text:p>576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4500" table:style-name="ce1">
            <text:p>450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3200" table:style-name="ce1">
            <text:p>320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iesel (now)</text:p>
          </table:table-cell>
          <table:table-cell office:value-type="float" office:value="2250" table:style-name="ce1">
            <text:p>2250</text:p>
          </table:table-cell>
          <table:table-cell office:value-type="float" office:value="2250" table:style-name="ce1">
            <text:p>2250</text:p>
          </table:table-cell>
          <table:table-cell office:value-type="float" office:value="3750" table:style-name="ce1">
            <text:p>3750</text:p>
          </table:table-cell>
          <table:table-cell office:value-type="float" office:value="3750" table:style-name="ce1">
            <text:p>37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20" table:style-name="ce1">
            <text:p>2820</text:p>
          </table:table-cell>
          <table:table-cell office:value-type="float" office:value="4700" table:style-name="ce1">
            <text:p>4700</text:p>
          </table:table-cell>
          <table:table-cell office:value-type="string" table:style-name="ce1">
            <text:p>-</text:p>
          </table:table-cell>
          <table:table-cell office:value-type="float" office:value="2820" table:style-name="ce1">
            <text:p>2820</text:p>
          </table:table-cell>
          <table:table-cell table:style-name="ce1"/>
          <table:table-cell office:value-type="float" office:value="3944" table:style-name="ce1">
            <text:p>3944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ngines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ngine power</text:p>
          </table:table-cell>
          <table:table-cell office:value-type="float" office:value="750" table:style-name="ce1">
            <text:p>750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0" table:style-name="ce1">
            <text:p>940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-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-</text:p>
          </table:table-cell>
          <table:table-cell office:value-type="float" office:value="986" table:style-name="ce1">
            <text:p>986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total diesel</text:p>
          </table:table-cell>
          <table:table-cell office:value-type="float" office:value="2250" table:formula="of:=[.C8]*[.C9]" table:style-name="ce1">
            <text:p>2250</text:p>
          </table:table-cell>
          <table:table-cell office:value-type="float" office:value="2700" table:formula="of:=[.D8]*[.D9]" table:style-name="ce1">
            <text:p>2700</text:p>
          </table:table-cell>
          <table:table-cell office:value-type="float" office:value="3750" table:formula="of:=[.E8]*[.E9]" table:style-name="ce1">
            <text:p>3750</text:p>
          </table:table-cell>
          <table:table-cell office:value-type="float" office:value="4500" table:formula="of:=[.F8]*[.F9]" table:style-name="ce1">
            <text:p>4500</text:p>
          </table:table-cell>
          <table:table-cell office:value-type="string" table:style-name="ce1">
            <text:p>EMU</text:p>
          </table:table-cell>
          <table:table-cell office:value-type="string" table:style-name="ce1">
            <text:p>EMU</text:p>
          </table:table-cell>
          <table:table-cell office:value-type="float" office:value="2820" table:formula="of:=[.I8]*[.I9]" table:style-name="ce1">
            <text:p>2820</text:p>
          </table:table-cell>
          <table:table-cell office:value-type="float" office:value="4700" table:formula="of:=[.J8]*[.J9]" table:style-name="ce1">
            <text:p>4700</text:p>
          </table:table-cell>
          <table:table-cell office:value-type="string" table:style-name="ce1">
            <text:p>EMU</text:p>
          </table:table-cell>
          <table:table-cell office:value-type="float" office:value="2820" table:formula="of:=[.L8]*[.L9]" table:style-name="ce1">
            <text:p>2820</text:p>
          </table:table-cell>
          <table:table-cell office:value-type="string" table:style-name="ce1">
            <text:p>EMU</text:p>
          </table:table-cell>
          <table:table-cell office:value-type="float" office:value="3944" table:formula="of:=[.N8]*[.N9]" table:style-name="ce1">
            <text:p>3944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tric motors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lectric motor power (226 kW)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total electric</text:p>
          </table:table-cell>
          <table:table-cell office:value-type="float" office:value="3636" table:formula="of:=[.C14]*[.C13]" table:style-name="ce1">
            <text:p>3636</text:p>
          </table:table-cell>
          <table:table-cell office:value-type="float" office:value="3636" table:formula="of:=[.D14]*[.D13]" table:style-name="ce1">
            <text:p>3636</text:p>
          </table:table-cell>
          <table:table-cell office:value-type="float" office:value="6060" table:formula="of:=[.E14]*[.E13]" table:style-name="ce1">
            <text:p>6060</text:p>
          </table:table-cell>
          <table:table-cell office:value-type="float" office:value="6060" table:formula="of:=[.F14]*[.F13]" table:style-name="ce1">
            <text:p>6060</text:p>
          </table:table-cell>
          <table:table-cell office:value-type="float" office:value="3636" table:formula="of:=[.G14]*[.G13]" table:style-name="ce1">
            <text:p>3636</text:p>
          </table:table-cell>
          <table:table-cell office:value-type="float" office:value="6060" table:formula="of:=[.H14]*[.H13]" table:style-name="ce1">
            <text:p>6060</text:p>
          </table:table-cell>
          <table:table-cell office:value-type="float" office:value="3636" table:formula="of:=[.I14]*[.I13]" table:style-name="ce1">
            <text:p>3636</text:p>
          </table:table-cell>
          <table:table-cell office:value-type="float" office:value="6060" table:formula="of:=[.J14]*[.J13]" table:style-name="ce1">
            <text:p>6060</text:p>
          </table:table-cell>
          <table:table-cell office:value-type="float" office:value="3636" table:formula="of:=[.K14]*[.K13]" table:style-name="ce1">
            <text:p>3636</text:p>
          </table:table-cell>
          <table:table-cell office:value-type="float" office:value="3636" table:formula="of:=[.L14]*[.L13]" table:style-name="ce1">
            <text:p>3636</text:p>
          </table:table-cell>
          <table:table-cell office:value-type="float" office:value="4848" table:formula="of:=[.M14]*[.M13]" table:style-name="ce1">
            <text:p>4848</text:p>
          </table:table-cell>
          <table:table-cell office:value-type="float" office:value="3636" table:formula="of:=[.N14]*[.N13]" table:style-name="ce1">
            <text:p>3636</text:p>
          </table:table-cell>
          <table:table-cell table:number-columns-repeated="16370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Jon Story</meta:initial-creator>
    <dc:creator>Jon Story</dc:creator>
    <meta:creation-date>2024-04-26T23:12:37Z</meta:creation-date>
    <dc:date>2024-04-27T23:42:51Z</dc:date>
  </office:meta>
</office:document-meta>
</file>